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e6e0d"/>
    </style:style>
    <style:style style:name="P2" style:family="paragraph" style:parent-style-name="Standard">
      <style:text-properties officeooo:rsid="000e6e0d" officeooo:paragraph-rsid="00069b10"/>
    </style:style>
    <style:style style:name="P3" style:family="paragraph" style:parent-style-name="Standard">
      <style:text-properties fo:font-weight="bold" officeooo:rsid="00069b10" officeooo:paragraph-rsid="00069b10" style:font-weight-asian="bold" style:font-weight-complex="bold"/>
    </style:style>
    <style:style style:name="P4" style:family="paragraph" style:parent-style-name="Standard">
      <style:text-properties fo:font-weight="bold" officeooo:rsid="0007bfa0" officeooo:paragraph-rsid="0007bfa0" style:font-weight-asian="bold" style:font-weight-complex="bold"/>
    </style:style>
    <style:style style:name="P5" style:family="paragraph" style:parent-style-name="Standard">
      <style:text-properties fo:font-weight="normal" officeooo:rsid="00069b10" officeooo:paragraph-rsid="00069b10" style:font-weight-asian="normal" style:font-weight-complex="normal"/>
    </style:style>
    <style:style style:name="P6" style:family="paragraph" style:parent-style-name="Standard">
      <style:text-properties fo:font-weight="normal" officeooo:rsid="0007bfa0" officeooo:paragraph-rsid="0007bfa0" style:font-weight-asian="normal" style:font-weight-complex="normal"/>
    </style:style>
    <style:style style:name="P7" style:family="paragraph" style:parent-style-name="Standard">
      <style:text-properties fo:font-weight="normal" officeooo:rsid="00069b10" officeooo:paragraph-rsid="00069b10" style:font-weight-asian="normal" style:font-weight-complex="normal"/>
    </style:style>
    <style:style style:name="T1" style:family="text">
      <style:text-properties officeooo:rsid="00069b10"/>
    </style:style>
    <style:style style:name="T2" style:family="text">
      <style:text-properties fo:font-weight="normal" style:font-weight-asian="normal" style:font-weight-complex="normal"/>
    </style:style>
    <style:style style:name="T3" style:family="text">
      <style:text-properties fo:font-weight="normal" officeooo:rsid="00081691" style:font-weight-asian="normal" style:font-weight-complex="normal"/>
    </style:style>
    <style:style style:name="T4" style:family="text">
      <style:text-properties officeooo:rsid="0007bfa0"/>
    </style:style>
    <style:style style:name="T5" style:family="text">
      <style:text-properties officeooo:rsid="000816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 document fait partie de la troisième partie du projet de la matière 8INF853 ou Architecture des Applications d’Entreprise. C’est un guide <text:span text:style-name="T1">d’utilisation</text:span> du MVP présenté par l’équipe 7 lors de ce troisième rendu.</text:p>
      <text:p text:style-name="P1"/>
      <text:p text:style-name="P3">PAGE PRINCIPALE</text:p>
      <text:p text:style-name="P1"/>
      <text:p text:style-name="P1"><text:tab/><text:span text:style-name="T1">Une fois le projet lancé, rendez-vous sur la page « localhost:8080 ». Ici, vous trouverez une petite page de bienvenue. Rien de très intéressant, si vous clique</text:span><text:span text:style-name="T5">z</text:span><text:span text:style-name="T1"> sur le lien présent sur la page vous serez redirigé sur la page de connexion.</text:span></text:p>
      <text:p text:style-name="P1"/>
      <text:p text:style-name="P3">PAGE DE CONNEXION</text:p>
      <text:p text:style-name="P1"/>
      <text:p text:style-name="P1"><text:tab/><text:span text:style-name="T1">Une fois sur la page de connexion, vous avez deux choix. Rentrer les identifiants de connexion pour un compte ou vous créer un nouveau compte. Un utilisateur est présent de base dans l</text:span><text:span text:style-name="T5">e</text:span><text:span text:style-name="T1"> système, c</text:span><text:span text:style-name="T5">es</text:span><text:span text:style-name="T1"> identifiants de connexion sont :</text:span></text:p>
      <text:p text:style-name="P1"><text:tab/>- <text:a xlink:type="simple" xlink:href="mailto:user.test@dum.com" text:style-name="Internet_20_link" text:visited-style-name="Visited_20_Internet_20_Link"><text:span text:style-name="T1">user.test@dum.com</text:span></text:a></text:p>
      <text:p text:style-name="P1"><text:tab/>- <text:span text:style-name="T1">password</text:span></text:p>
      <text:p text:style-name="P2"/>
      <text:p text:style-name="P2"><text:tab/><text:span text:style-name="T1">Si vous vous connecter, vous serez directement redirigé vers la page de solde.</text:span></text:p>
      <text:p text:style-name="P2"/>
      <text:p text:style-name="P3">PAGE D’INSCRIPTION</text:p>
      <text:p text:style-name="P2"/>
      <text:p text:style-name="P2"><text:tab/><text:span text:style-name="T1">Sur la page d’inscription, vous avez là aussi deux choix. Vous crée</text:span><text:span text:style-name="T5">z</text:span><text:span text:style-name="T1"> un nouveau compte ou revenir en arrière pour vous connecter à un compte déjà existant.</text:span></text:p>
      <text:p text:style-name="P2"/>
      <text:p text:style-name="P2"><text:tab/><text:span text:style-name="T1">Pour la création de compte, les 4 champs doivent être remplis et la syntaxe d’une adresse mail doit être respecté</text:span><text:span text:style-name="T5">e</text:span><text:span text:style-name="T1">. Il n’y a pas de limitations quelconques pour le mot de passe, le prénom et le nom. Le but n’est pas d’avoir quelque chose d’exact, mais de fonctionnel.</text:span></text:p>
      <text:p text:style-name="P2"/>
      <text:p text:style-name="P2"><text:tab/><text:span text:style-name="T1">Une fois les champs remplis, vous pouvez valider le formulaire et vous serez redirigé vers la page de connexion.</text:span></text:p>
      <text:p text:style-name="P2"/>
      <text:p text:style-name="P3">PAGE SOLDE</text:p>
      <text:p text:style-name="P3"/>
      <text:p text:style-name="P3"><text:tab/><text:span text:style-name="T2">Sur la page solde, vous pouvez uniquement consult</text:span><text:span text:style-name="T3">er</text:span><text:span text:style-name="T2"> votre solde courant sans aucune</text:span><text:span text:style-name="T3">s</text:span><text:span text:style-name="T2"> autre</text:span><text:span text:style-name="T3">s</text:span><text:span text:style-name="T2"> actions.</text:span></text:p>
      <text:p text:style-name="P5"/>
      <text:p text:style-name="P3">PAGE VIREMENT</text:p>
      <text:p text:style-name="P3"/>
      <text:p text:style-name="P5"><text:tab/>Vous pouvez accéder à la page des virement en rentrant manuellement l’adresse suivante : localhost:8080/virement.</text:p>
      <text:p text:style-name="P5"/>
      <text:p text:style-name="P5"><text:tab/>Une fois sur la page, vous pouvez rentrer le montant que vous voulez envoyer ainsi que l’adresse mail du compte qui va en bénéficier. Attention, sachez que si vous vous trompez dans l’adresse, une erreur système va être soulevé<text:span text:style-name="T5">e</text:span> et il faudra revenir sur la page. Vous pouvez rentrer un nombre jusqu’à deux chiffres après la virgule et non négatif.</text:p>
      <text:p text:style-name="P5"/>
      <text:p text:style-name="P5"><text:tab/>Une fois <text:span text:style-name="T4">les informations correctement rentré</text:span><text:span text:style-name="T5">es</text:span><text:span text:style-name="T4">, vous pouvez valider le formulaire. Le virement sera réussi si vous retombez sur la page de virement.</text:span></text:p>
      <text:p text:style-name="P4"><text:soft-page-break/>DECONNEXION</text:p>
      <text:p text:style-name="P4"/>
      <text:p text:style-name="P6"><text:tab/>Si vous voulez vous déconnecter, il faudra là aussi rentrer l’adresse manuellement : localhost:8080/logout. Vous serez ensuite directement redirigé sur la page d’acc<text:span text:style-name="T5">ueil</text:span>. Oui, il n’y a pas de bouton de déconne<text:span text:style-name="T5">x</text:span>ion, j’en suis désolé.</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2T11:59:37.775252725</meta:creation-date>
    <dc:date>2022-12-12T12:19:00.219637793</dc:date>
    <meta:editing-duration>PT6M48S</meta:editing-duration>
    <meta:editing-cycles>3</meta:editing-cycles>
    <meta:generator>LibreOffice/7.3.7.2$Linux_X86_64 LibreOffice_project/30$Build-2</meta:generator>
    <meta:document-statistic meta:table-count="0" meta:image-count="0" meta:object-count="0" meta:page-count="2" meta:paragraph-count="20" meta:word-count="387" meta:character-count="2362" meta:non-whitespace-character-count="1982"/>
  </office:meta>
</office:document-meta>
</file>